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Transformer.getTransfor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Transformer.getInstance( Map predicatesAndTransform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witchTransformer.getDefaul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Transformer.getInstance( Predicate [ ] predicates , Transformer [ ] transformers , Transformer defaultTransform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witchTransformer.SwitchTransformer( Predicate [ ] predicates , Transformer [ ] transformers , Transformer default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itchTransformer.transform( Object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witchTransformer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